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0B0000000BD7CFD937F39C94D2.png" manifest:media-type="image/png"/>
  <manifest:file-entry manifest:full-path="Pictures/100002010000000B0000000B3122107DD506711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  <style:text-properties fo:color="#ffffff" fo:font-size="16pt" fo:font-weight="bold" style:font-size-asian="16pt" style:font-weight-asian="bold" style:font-name-complex="Arial1" style:font-size-complex="16pt"/>
    </style:style>
    <style:style style:name="P2" style:family="paragraph" style:parent-style-name="Standard">
      <style:text-properties style:font-name="Consolas" fo:font-size="10pt" style:font-size-asian="10pt" style:font-name-complex="Arial1" style:font-size-complex="10pt"/>
    </style:style>
    <style:style style:name="P3" style:family="paragraph" style:parent-style-name="Standard"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4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true"/>
      <style:text-properties style:font-name="Consolas" fo:font-weight="bold" style:font-weight-asian="bold" style:font-name-complex="Arial1" style:font-size-complex="12pt"/>
    </style:style>
    <style:style style:name="P6" style:family="paragraph" style:parent-style-name="Standard">
      <style:paragraph-properties fo:margin-top="0cm" fo:margin-bottom="0cm" loext:contextual-spacing="true"/>
      <style:text-properties style:font-name="Consolas" fo:font-size="10pt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loext:contextual-spacing="true"/>
      <style:text-properties style:font-name="Consolas"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paragraph-properties fo:margin-left="2.498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9" style:family="paragraph" style:parent-style-name="Standard">
      <style:paragraph-properties fo:margin-left="2.498cm" fo:margin-right="0cm" fo:text-indent="0cm" style:auto-text-indent="false"/>
      <style:text-properties fo:color="#00ff00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fo:color="#00ff00" officeooo:paragraph-rsid="0016c764"/>
    </style:style>
    <style:style style:name="P11" style:family="paragraph" style:parent-style-name="Standard">
      <style:paragraph-properties fo:margin-left="2.498cm" fo:margin-right="0cm" fo:text-indent="0cm" style:auto-text-indent="false"/>
      <style:text-properties fo:color="#ff0000" officeooo:paragraph-rsid="0016c764"/>
    </style:style>
    <style:style style:name="P12" style:family="paragraph" style:parent-style-name="Standard">
      <style:paragraph-properties fo:margin-left="2.498cm" fo:margin-right="0cm" fo:text-indent="0cm" style:auto-text-indent="false"/>
      <style:text-properties fo:color="#ff0000" officeooo:paragraph-rsid="001a5840"/>
    </style:style>
    <style:style style:name="P13" style:family="paragraph" style:parent-style-name="List_20_Paragraph">
      <style:paragraph-properties fo:margin-left="2.498cm" fo:margin-right="0cm" fo:text-indent="0cm" style:auto-text-indent="false"/>
      <style:text-properties fo:color="#00ff00" officeooo:paragraph-rsid="0016c764"/>
    </style:style>
    <style:style style:name="P14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5f3aa"/>
    </style:style>
    <style:style style:name="P15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6c764"/>
    </style:style>
    <style:style style:name="P16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be5bb"/>
    </style:style>
    <style:style style:name="P17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2081d0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19" style:family="paragraph" style:parent-style-name="List_20_Paragraph">
      <style:text-properties style:font-name="Consolas" fo:font-size="10pt" style:font-size-asian="10pt" style:font-name-complex="Arial1" style:font-size-complex="10pt"/>
    </style:style>
    <style:style style:name="P20" style:family="paragraph" style:parent-style-name="Default">
      <style:text-properties style:font-name="Consolas" fo:font-size="10pt" style:font-size-asian="10pt" style:font-size-complex="10pt" style:font-style-complex="italic"/>
    </style:style>
    <style:style style:name="P21" style:family="paragraph" style:parent-style-name="Default">
      <style:paragraph-properties fo:text-align="justify" style:justify-single-word="false"/>
      <style:text-properties style:font-name="Consolas" fo:font-size="10pt" style:font-size-asian="10pt" style:font-size-complex="10pt" style:font-style-complex="italic"/>
    </style:style>
    <style:style style:name="P22" style:family="paragraph" style:parent-style-name="Default">
      <style:text-properties fo:color="#00ff00" style:font-name="Consolas" fo:font-size="10pt" style:font-size-asian="10pt" style:font-size-complex="10pt" style:font-style-complex="italic"/>
    </style:style>
    <style:style style:name="P23" style:family="paragraph" style:parent-style-name="Default">
      <style:paragraph-properties fo:text-align="justify" style:justify-single-word="false"/>
      <style:text-properties fo:color="#00ff00" style:font-name="Consolas" fo:font-size="10pt" style:font-size-asian="10pt" style:font-size-complex="10pt" style:font-style-complex="italic"/>
    </style:style>
    <style:style style:name="P24" style:family="paragraph" style:parent-style-name="Default">
      <style:paragraph-properties fo:text-align="justify" style:justify-single-word="false"/>
      <style:text-properties fo:color="#ff0000" style:font-name="Consolas" fo:font-size="10pt" style:font-size-asian="10pt" style:font-size-complex="10pt" style:font-style-complex="italic"/>
    </style:style>
    <style:style style:name="P25" style:family="paragraph" style:parent-style-name="List_20_Paragraph" style:list-style-name="WWNum2"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26" style:family="paragraph" style:parent-style-name="List_20_Paragraph" style:list-style-name="WWNum4">
      <style:text-properties style:font-name="Consolas" fo:font-size="10pt" style:font-size-asian="10pt" style:font-name-complex="Arial1" style:font-size-complex="10pt"/>
    </style:style>
    <style:style style:name="P27" style:family="paragraph" style:parent-style-name="List_20_Paragraph" style:list-style-name="WWNum4">
      <style:text-properties fo:color="#00ff00" style:font-name="Consolas" fo:font-size="10pt" style:font-size-asian="10pt" style:font-name-complex="Arial1" style:font-size-complex="10pt"/>
    </style:style>
    <style:style style:name="P28" style:family="paragraph" style:parent-style-name="List_20_Paragraph" style:list-style-name="WWNum4">
      <style:text-properties fo:color="#00ff00"/>
    </style:style>
    <style:style style:name="P29" style:family="paragraph" style:parent-style-name="List_20_Paragraph" style:list-style-name="WWNum1" style:master-page-name="Standard">
      <style:paragraph-properties fo:margin-left="1.251cm" fo:margin-right="0cm" fo:text-indent="-1.251cm" style:auto-text-indent="false" style:page-number="auto"/>
      <style:text-properties fo:color="#000080" style:font-name="Consolas" fo:font-size="14pt" fo:font-style="italic" fo:font-weight="bold" style:font-size-asian="14pt" style:font-style-asian="italic" style:font-weight-asian="bold" style:font-size-complex="14pt" style:font-style-complex="italic"/>
    </style:style>
    <style:style style:name="P30" style:family="paragraph" style:parent-style-name="List_20_Paragraph" style:list-style-name="WWNum2">
      <style:paragraph-properties fo:break-before="page"/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1" style:font-size-complex="12pt"/>
    </style:style>
    <style:style style:name="T2" style:family="text">
      <style:text-properties style:font-name="Consolas" fo:font-size="10pt" style:font-size-asian="10pt" style:font-name-complex="Arial1" style:font-size-complex="10pt"/>
    </style:style>
    <style:style style:name="T3" style:family="text">
      <style:text-properties style:font-name="Consolas" fo:font-size="10pt" officeooo:rsid="0016c764" style:font-size-asian="10pt" style:font-name-complex="Arial1" style:font-size-complex="10pt"/>
    </style:style>
    <style:style style:name="T4" style:family="text">
      <style:text-properties style:font-name="Consolas" fo:font-size="10pt" officeooo:rsid="00188118" style:font-size-asian="10pt" style:font-name-complex="Arial1" style:font-size-complex="10pt"/>
    </style:style>
    <style:style style:name="T5" style:family="text">
      <style:text-properties style:font-name="Consolas" fo:font-size="10pt" officeooo:rsid="001a5840" style:font-size-asian="10pt" style:font-name-complex="Arial1" style:font-size-complex="10pt"/>
    </style:style>
    <style:style style:name="T6" style:family="text">
      <style:text-properties fo:color="#0000ff" style:font-name="Consolas" fo:font-size="10pt" officeooo:rsid="0015f3aa" style:font-size-asian="10pt" style:font-name-complex="Arial1" style:font-size-complex="10pt"/>
    </style:style>
    <style:style style:name="T7" style:family="text">
      <style:text-properties fo:color="#0000ff" style:font-name="Consolas" fo:font-size="10pt" fo:font-weight="bold" officeooo:rsid="0015f3aa" style:font-size-asian="10pt" style:font-weight-asian="bold" style:font-name-complex="Arial1" style:font-size-complex="10pt" style:font-weight-complex="bold"/>
    </style:style>
    <style:style style:name="T8" style:family="text">
      <style:text-properties fo:color="#402000" style:font-name="Consolas" fo:font-size="10pt" officeooo:rsid="0015f3aa" fo:background-color="transparent" loext:char-shading-value="0" style:font-size-asian="10pt" style:font-name-complex="Arial1" style:font-size-complex="10pt"/>
    </style:style>
    <style:style style:name="T9" style:family="text">
      <style:text-properties fo:color="#402000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10" style:family="text">
      <style:text-properties fo:color="#5300a8" style:font-name="Consolas" fo:font-size="10pt" officeooo:rsid="0016c764" style:font-size-asian="10pt" style:font-name-complex="Arial1" style:font-size-complex="10pt"/>
    </style:style>
    <style:style style:name="T11" style:family="text">
      <style:text-properties fo:color="#5300a8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12" style:family="text">
      <style:text-properties fo:color="#00ff00" style:font-name="Consolas" fo:font-size="10pt" style:font-size-asian="10pt" style:font-name-complex="Arial1" style:font-size-complex="10pt"/>
    </style:style>
    <style:style style:name="T13" style:family="text">
      <style:text-properties fo:color="#00ff00" style:font-name="Consolas" fo:font-size="10pt" officeooo:rsid="00188118" style:font-size-asian="10pt" style:font-name-complex="Arial1" style:font-size-complex="10pt"/>
    </style:style>
    <style:style style:name="T14" style:family="text">
      <style:text-properties fo:color="#00ff00" style:font-name="Consolas" fo:font-size="10pt" officeooo:rsid="001a5840" style:font-size-asian="10pt" style:font-name-complex="Arial1" style:font-size-complex="10pt"/>
    </style:style>
    <style:style style:name="T15" style:family="text">
      <style:text-properties fo:color="#00ff00" style:font-name="Consolas" fo:font-size="10pt" officeooo:rsid="0016c764" style:font-size-asian="10pt" style:font-name-complex="Arial1" style:font-size-complex="10pt"/>
    </style:style>
    <style:style style:name="gr1" style:family="graphic">
      <style:graphic-properties draw:stroke="solid" svg:stroke-width="0.106cm" svg:stroke-color="#c4bc96" draw:stroke-linejoin="round" draw:fill="none" draw:textarea-vertical-align="top" draw:auto-grow-height="false" fo:min-height="0cm" fo:min-width="15.018cm" fo:padding-top="0.125cm" fo:padding-bottom="0.125cm" fo:padding-left="0.25cm" fo:padding-right="0.25cm" fo:wrap-option="wrap" draw:shadow="visible" draw:shadow-offset-x="0.074cm" draw:shadow-offset-y="0.074cm" draw:shadow-color="#000000" draw:shadow-opacity="40%" fo:margin-left="0.318cm" fo:margin-right="0.409cm" fo:margin-top="0.053cm" fo:margin-bottom="0.1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385867" text:style-name="WWNum1">
        <text:list-item>
          <text:p text:style-name="P29"><draw:custom-shape text:anchor-type="paragraph" draw:z-index="0" draw:name="Connecteur droit avec flèche 17" draw:style-name="gr1" draw:text-style-name="P31" svg:width="15.519cm" svg:height="0.003cm" svg:x="0.074cm" svg:y="0.52cm"><text:p/><draw:enhanced-geometry draw:mirror-horizontal="false" draw:mirror-vertical="false" svg:viewBox="0 0 21600 21600" draw:type="mso-spt32" draw:enhanced-path="M 0 0 L 21600 21600 N"/></draw:custom-shape>Bio-Relai</text:p>
        </text:list-item>
      </text:list>
      <text:p text:style-name="P5"/>
      <text:list xml:id="list212208608" text:style-name="WWNum2">
        <text:list-item>
          <text:p text:style-name="P25"><draw:custom-shape text:anchor-type="paragraph" draw:z-index="1" draw:name="Connecteur droit avec flèche 17" draw:style-name="gr1" draw:text-style-name="P31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Présentation.</text:p>
        </text:list-item>
      </text:list>
      <text:p text:style-name="P5"/>
      <text:p text:style-name="P23">Bio-Relai est une entreprise sociale et collaborative qui a pour objectif la vente en circuit court de produits issus de l’agriculture biologique.</text:p>
      <text:p text:style-name="P23"/>
      <text:p text:style-name="P23">Bio-Relai s'engage à mettre en relation ses adhérents avec des producteurs locaux qu'il a sélectionnés et à faciliter la vente de produits issus de l'agriculture biologique de proximité.</text:p>
      <text:p text:style-name="P21"/>
      <text:p text:style-name="P24">Les producteurs souhaitant proposer leurs produits doivent déposer une demande auprès de la direction de Bio-Relai. Celle-ci vérifie si le producteur respecte un ensemble de critères et lui transmet ensuite sa décision (acceptation accompagnée du contrat à signer ou refus motivé) par courrier.</text:p>
      <text:p text:style-name="P21"/>
      <text:p text:style-name="P21">Le producteur doit alors, s’il souhaite confirmer son adhésion, retourner le contrat signé.</text:p>
      <text:p text:style-name="P20"/>
      <text:p text:style-name="P24">La direction de Bio-Relai souhaite créer une application afin de permettre aux producteurs membres de proposer leurs produits à la vente et de permettre aux adhérents d'effectuer leurs commandes en ligne.</text:p>
      <text:p text:style-name="P21"/>
      <text:p text:style-name="P24">Chaque semaine, entre le mercredi 0 h et le jeudi 24 h, le producteur devra enregistrer via l'application à développer, la liste (nom du produit, descriptif, prix et unité) et la quantité de produits qu’il souhaite mettre en vente pour la semaine suivante. Cette liste était jusqu'à présent communiquée par téléphone à la direction de Bio-Relai.</text:p>
      <text:p text:style-name="P22"/>
      <text:p text:style-name="P23">Les clients pourront passer leurs commandes via le site marchand de l’entreprise entre le jeudi <text:line-break/>24 h et le mardi de la semaine suivante 24h.</text:p>
      <text:p text:style-name="P20"/>
      <text:p text:style-name="P24">Les producteurs peuvent consulter leurs commandes sur le site afin de préparer leurs livraisons.</text:p>
      <text:p text:style-name="P21"/>
      <text:p text:style-name="P21">Les producteurs doivent se rendre au point rencontre le jeudi entre 16 h et 20 h afin de distribuer les produits à vendre.</text:p>
      <text:p text:style-name="P21"/>
      <text:p text:style-name="P21">Les clients peuvent venir au point rencontre le jeudi entre 18h et 20 h afin de récupérer auprès des producteurs, les produits achetés.</text:p>
      <text:p text:style-name="P21"/>
      <text:p text:style-name="P21">Un des membres de la direction de Bio-Relai les invite ensuite à signer le bon de commande afin de confirmer la livraison.</text:p>
      <text:p text:style-name="P21"/>
      <text:p text:style-name="P23">Les personnes non adhérentes pourront consulter la liste des produits en vente ainsi que la liste des producteurs mais ne pourront pas passer de commandes.</text:p>
      <text:p text:style-name="P21"/>
      <text:p text:style-name="P21">Remarque : la gestion du règlement des commandes ne doit pas être traité.</text:p>
      <text:p text:style-name="P5"/>
      <text:list xml:id="list111611941787212" text:continue-numbering="true" text:style-name="WWNum2">
        <text:list-item>
          <text:p text:style-name="P25"><draw:custom-shape text:anchor-type="paragraph" draw:z-index="2" draw:name="Connecteur droit avec flèche 17" draw:style-name="gr1" draw:text-style-name="P31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Mission.</text:p>
        </text:list-item>
      </text:list>
      <text:p text:style-name="P6"/>
      <text:list xml:id="list325676466" text:style-name="WWNum4">
        <text:list-item>
          <text:p text:style-name="P26">Créer l'application en groupes de 3 étudiants.</text:p>
        </text:list-item>
      </text:list>
      <text:p text:style-name="P2"/>
      <text:list xml:id="list111611188201882" text:continue-list="list111611941787212" text:style-name="WWNum2">
        <text:list-item>
          <text:p text:style-name="P25"><draw:custom-shape text:anchor-type="paragraph" draw:z-index="3" draw:name="Connecteur droit avec flèche 17" draw:style-name="gr1" draw:text-style-name="P31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Contraintes.</text:p>
        </text:list-item>
      </text:list>
      <text:p text:style-name="P2"/>
      <text:list xml:id="list111612691570171" text:continue-list="list325676466" text:style-name="WWNum4">
        <text:list-item>
          <text:p text:style-name="P27">Langage PHP Objet.</text:p>
        </text:list-item>
        <text:list-item>
          <text:p text:style-name="P27">Respecter le modèle MVC.</text:p>
        </text:list-item>
        <text:list-item>
          <text:p text:style-name="P27">Utiliser une base de données MySql.</text:p>
        </text:list-item>
        <text:list-item>
          <text:p text:style-name="P28"><text:span text:style-name="T2">Utiliser git et gitLab pour la gestion des versions </text:span><text:span text:style-name="T3">(GITHUB)</text:span></text:p>
        </text:list-item>
      </text:list>
      <text:p text:style-name="P7"/>
      <text:p text:style-name="P3"><text:bookmark text:name="_GoBack"/></text:p>
      <text:list xml:id="list111611801383193" text:continue-list="list111611188201882" text:style-name="WWNum2">
        <text:list-item>
          <text:p text:style-name="P30"><draw:custom-shape text:anchor-type="paragraph" draw:z-index="4" draw:name="Connecteur droit avec flèche 17" draw:style-name="gr1" draw:text-style-name="P31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User Stories.</text:p>
        </text:list-item>
      </text:list>
      <text:p text:style-name="P2"/>
      <text:list xml:id="list111611459955863" text:continue-list="list111612691570171" text:style-name="WWNum4">
        <text:list-item>
          <text:p text:style-name="P26">En tant que client je souhaite pouvoir : </text:p>
        </text:list-item>
      </text:list>
      <text:p text:style-name="P19"/>
      <text:p text:style-name="P10"><text:span text:style-name="T2">Créer un nouveau compte. </text:span><text:span text:style-name="T8">-</text:span><text:span text:style-name="T9">Jeremy</text:span></text:p>
      <text:p text:style-name="P10"><text:span text:style-name="T2">Modifier mon compte.</text:span><text:span text:style-name="T8">-</text:span><text:span text:style-name="T9">Jeremy</text:span></text:p>
      <text:p text:style-name="P10"><text:span text:style-name="T2">Supprimer mon compte.</text:span><text:span text:style-name="T8">-</text:span><text:span text:style-name="T9">Jeremy</text:span></text:p>
      <text:p text:style-name="P10"><text:span text:style-name="T2">Créer une nouvelle commande. </text:span><text:span text:style-name="T10">-Romain</text:span></text:p>
      <text:p text:style-name="P11"><text:span text:style-name="T12">Modifier ma commande. </text:span><text:span text:style-name="T10">-Romain</text:span></text:p>
      <text:p text:style-name="P9"><text:span text:style-name="T2">Valider ma commande. </text:span><text:span text:style-name="T10">-Romain</text:span></text:p>
      <text:p text:style-name="P11"><text:span text:style-name="T12">Supprimer ma commande. </text:span><text:span text:style-name="T10">-Romain</text:span></text:p>
      <text:p text:style-name="P17"><text:span text:style-name="T15">Consulter mes commandes en cours (déjà validées).</text:span><text:span text:style-name="T13">(etat commande = V et EC)</text:span><text:span text:style-name="T10"> </text:span><text:span text:style-name="T11">-Romain</text:span></text:p>
      <text:p text:style-name="P12"><text:span text:style-name="T12">Consulter mes anciennes commandes </text:span><text:span text:style-name="T13">(etat commande </text:span><text:span text:style-name="T14">= D )</text:span><text:span text:style-name="T2"> </text:span><text:span text:style-name="T8">-</text:span><text:span text:style-name="T9">Jeremy</text:span></text:p>
      <text:p text:style-name="P19"/>
      <text:p text:style-name="P19"/>
      <text:list xml:id="list111613148274313" text:continue-numbering="true" text:style-name="WWNum4">
        <text:list-item>
          <text:p text:style-name="P26">En tant que producteur je souhaite pouvoir :</text:p>
        </text:list-item>
      </text:list>
      <text:p text:style-name="P18"/>
      <text:p text:style-name="P13"><text:span text:style-name="T2">Modifier mon compte (mot de passe, coordonnées, présentation) </text:span><text:span text:style-name="T8">-</text:span><text:span text:style-name="T9">Jeremy</text:span></text:p>
      <text:p text:style-name="P15"><text:span text:style-name="T2">Saisir les produits que je veux proposer pour la prochaine vente. </text:span><text:span text:style-name="T10">-Romain</text:span></text:p>
      <text:p text:style-name="P15"><text:span text:style-name="T2">Modifier les produits que je veux proposer pour la prochaine vente. </text:span><text:span text:style-name="T10">-Romain</text:span></text:p>
      <text:p text:style-name="P16"><text:span text:style-name="T2">Consulter mes commandes en cours (déjà validées).</text:span><text:span text:style-name="T4">(etat commande = V)</text:span><text:span text:style-name="T2"> </text:span><text:span text:style-name="T11">-Romain</text:span></text:p>
      <text:p text:style-name="P15"><text:span text:style-name="T2">Consulter mes anciennes commandes.</text:span><text:span text:style-name="T4">(etat commande </text:span><text:span text:style-name="T5">= D ) </text:span><text:span text:style-name="T8">-</text:span><text:span text:style-name="T9">Jeremy</text:span></text:p>
      <text:p text:style-name="P8"/>
      <text:p text:style-name="P8"/>
      <text:list xml:id="list111611739908944" text:continue-numbering="true" text:style-name="WWNum4">
        <text:list-item>
          <text:p text:style-name="P26">En tant que responsable de la bioRelai je souhaite pouvoir :</text:p>
        </text:list-item>
      </text:list>
      <text:p text:style-name="P8"/>
      <text:p text:style-name="P13"><text:span text:style-name="T2">Modifier mon compte (mot de passe, coordonnées, présentation). </text:span><text:span text:style-name="T8">-</text:span><text:span text:style-name="T9">Jeremy</text:span></text:p>
      <text:p text:style-name="P14"><text:span text:style-name="T2">Enregistrer un nouveau producteur. </text:span><text:span text:style-name="T6">-Samuel</text:span></text:p>
      <text:p text:style-name="P14"><text:span text:style-name="T2">Créer une nouvelle vente. </text:span><text:span text:style-name="T7">-Samuel</text:span></text:p>
      <text:p text:style-name="P14"><text:span text:style-name="T2">Ouvrir/fermer l'autorisation de saisie des producteurs pour une nouvelle vente.</text:span><text:span text:style-name="T6">-Samuel</text:span></text:p>
      <text:p text:style-name="P14"><text:span text:style-name="T2">Ouvrir/fermer l'autorisation la saisie des commandes pour une nouvelle vente.</text:span><text:span text:style-name="T6">-Samuel</text:span></text:p>
      <text:p text:style-name="P14"><text:span text:style-name="T2">Ajouter une nouvelle catégorie de produits.</text:span><text:span text:style-name="T6">-Samuel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t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ableau_5f_texte" style:display-name="tableau_texte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courier" style:family="text" style:parent-style-name="Default_20_Paragraph_20_Font"/>
    <style:style style:name="titre_5f_exemple" style:display-name="titre_exemple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unction" style:family="text" style:parent-style-name="Default_20_Paragraph_20_Font"/>
    <style:style style:name="Mention_20_non_20_résolue1" style:display-name="Mention non résolue1" style:family="text" style:parent-style-name="Default_20_Paragraph_20_Font">
      <style:text-properties fo:color="#808080" fo:background-color="#e6e6e6"/>
    </style:style>
    <style:style style:name="Titre_20_3_20_Car" style:display-name="Titre 3 Car" style:family="text" style:parent-style-name="Default_20_Paragraph_20_Font">
      <style:text-properties fo:color="#243f60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fo:color="#00000a" style:font-name="Consolas" fo:font-family="Consolas" style:font-family-generic="roman" style:font-pitch="variable" fo:font-size="14pt" fo:font-weight="bold"/>
    </style:style>
    <style:style style:name="ListLabel_20_2" style:display-name="ListLabel 2" style:family="text">
      <style:text-properties style:font-name="Consolas" fo:font-family="Consolas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fo:color="#00000a" style:font-name="Consolas" fo:font-family="Consolas" style:font-family-generic="roman" style:font-pitch="variable" fo:font-size="10pt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00000a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fo:color="#00000a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3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image text:level="1" xlink:href="Pictures/100002010000000B0000000BD7CFD937F39C94D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image text:level="1" xlink:href="Pictures/100002010000000B0000000B3122107DD5067116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  <style:text-properties fo:color="#ffffff" fo:font-size="16pt" fo:font-weight="bold" style:font-size-asian="16pt" style:font-weight-asian="bold" style:font-name-complex="Arial1" style:font-size-complex="16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0.751cm" fo:margin-bottom="0.65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49cm" fo:margin-left="0cm" fo:margin-right="0cm" fo:margin-bottom="0.148cm" style:dynamic-spacing="true"/>
      </style:header-style>
      <style:footer-style>
        <style:header-footer-properties fo:min-height="0.349cm" fo:margin-left="0cm" fo:margin-right="0cm" fo:margin-top="0.249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SIO<text:tab/>Conception et adaptation de solutions applicatives<text:tab/>SLAM 5</text:p>
        <text:p text:style-name="Header"/>
      </style:header>
      <style:footer>
        <text:p text:style-name="MP2"><text:span text:style-name="MT1">BTS SIO – SLAM5<text:tab/><text:tab/>Bio Relai<text:tab/>Page 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 Garrido</meta:initial-creator>
    <meta:editing-cycles>9</meta:editing-cycles>
    <meta:print-date>2017-09-05T10:11:00</meta:print-date>
    <meta:creation-date>2017-11-09T09:51:00</meta:creation-date>
    <dc:date>2018-01-07T11:15:02.703000000</dc:date>
    <meta:editing-duration>PT8H40M13S</meta:editing-duration>
    <meta:generator>LibreOffice/5.3.5.2$Windows_x86 LibreOffice_project/50d9bf2b0a79cdb85a3814b592608037a682059d</meta:generator>
    <meta:document-statistic meta:table-count="0" meta:image-count="0" meta:object-count="0" meta:page-count="2" meta:paragraph-count="48" meta:word-count="580" meta:character-count="3682" meta:non-whitespace-character-count="31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